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0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7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37in" svg:height="3.5449in" svg:x="0.2634in" svg:y="6.0858in">
            <draw:object draw:notify-on-update-of-ranges="Sheet1.A4:Sheet1.A4 Sheet1.K4:Sheet1.K7 Sheet1.P4:Sheet1.P7 Sheet1.A5:Sheet1.A5 Sheet1.L4:Sheet1.L7 Sheet1.P4:Sheet1.P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37in" svg:height="3.5449in" svg:x="6.7976in" svg:y="6.1071in">
            <draw:object draw:notify-on-update-of-ranges="Sheet1.A22:Sheet1.A22 Sheet1.M4:Sheet1.M7 Sheet1.P4:Sheet1.P7 Sheet1.A31:Sheet1.A31 Sheet1.N4:Sheet1.N7 Sheet1.P4:Sheet1.P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e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ver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Operations: 50,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kew</text:p>
          </table:table-cell>
          <table:table-cell/>
          <table:table-cell office:value-type="float" office:value="0.016497" calcext:value-type="float">
            <text:p>0.016497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2257" calcext:value-type="float">
            <text:p>0.012257</text:p>
          </table:table-cell>
          <table:table-cell office:value-type="float" office:value="0.0105974" calcext:value-type="float">
            <text:p>0.0105974</text:p>
          </table:table-cell>
          <table:table-cell office:value-type="float" office:value="0.010013" calcext:value-type="float">
            <text:p>0.010013</text:p>
          </table:table-cell>
          <table:table-cell office:value-type="float" office:value="0.0125922" calcext:value-type="float">
            <text:p>0.0125922</text:p>
          </table:table-cell>
          <table:table-cell table:number-columns-repeated="2"/>
          <table:table-cell office:value-type="float" office:value="0.0125922" calcext:value-type="float">
            <text:p>0.0125922</text:p>
          </table:table-cell>
          <table:table-cell office:value-type="float" office:value="0.007261" calcext:value-type="float">
            <text:p>0.007261</text:p>
          </table:table-cell>
          <table:table-cell office:value-type="float" office:value="0.0019068" calcext:value-type="float">
            <text:p>0.0019068</text:p>
          </table:table-cell>
          <table:table-cell office:value-type="float" office:value="0.0020026" calcext:value-type="float">
            <text:p>0.0020026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eftist</text:p>
          </table:table-cell>
          <table:table-cell/>
          <table:table-cell office:value-type="float" office:value="0.00908" calcext:value-type="float">
            <text:p>0.00908</text:p>
          </table:table-cell>
          <table:table-cell office:value-type="float" office:value="0.007677" calcext:value-type="float">
            <text:p>0.007677</text:p>
          </table:table-cell>
          <table:table-cell office:value-type="float" office:value="0.007169" calcext:value-type="float">
            <text:p>0.007169</text:p>
          </table:table-cell>
          <table:table-cell office:value-type="float" office:value="0.006199" calcext:value-type="float">
            <text:p>0.006199</text:p>
          </table:table-cell>
          <table:table-cell office:value-type="float" office:value="0.00618" calcext:value-type="float">
            <text:p>0.00618</text:p>
          </table:table-cell>
          <table:table-cell office:value-type="float" office:value="0.007261" calcext:value-type="float">
            <text:p>0.007261</text:p>
          </table:table-cell>
          <table:table-cell office:value-type="string" calcext:value-type="string">
            <text:p>Random Numbers Between 1 – 200,000</text:p>
          </table:table-cell>
          <table:table-cell/>
          <table:table-cell office:value-type="float" office:value="0.0169538" calcext:value-type="float">
            <text:p>0.0169538</text:p>
          </table:table-cell>
          <table:table-cell office:value-type="float" office:value="0.0093704" calcext:value-type="float">
            <text:p>0.0093704</text:p>
          </table:table-cell>
          <table:table-cell office:value-type="float" office:value="0.0041532" calcext:value-type="float">
            <text:p>0.0041532</text:p>
          </table:table-cell>
          <table:table-cell office:value-type="float" office:value="0.0043714" calcext:value-type="float">
            <text:p>0.004371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kew Operations</text:p>
          </table:table-cell>
          <table:table-cell/>
          <table:table-cell office:value-type="float" office:value="0.002531" calcext:value-type="float">
            <text:p>0.002531</text:p>
          </table:table-cell>
          <table:table-cell office:value-type="float" office:value="0.002149" calcext:value-type="float">
            <text:p>0.002149</text:p>
          </table:table-cell>
          <table:table-cell office:value-type="float" office:value="0.001865" calcext:value-type="float">
            <text:p>0.001865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01748" calcext:value-type="float">
            <text:p>0.001748</text:p>
          </table:table-cell>
          <table:table-cell office:value-type="float" office:value="0.0019068" calcext:value-type="float">
            <text:p>0.0019068</text:p>
          </table:table-cell>
          <table:table-cell table:number-columns-repeated="2"/>
          <table:table-cell office:value-type="float" office:value="0.0335524" calcext:value-type="float">
            <text:p>0.0335524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097156" calcext:value-type="float">
            <text:p>0.0097156</text:p>
          </table:table-cell>
          <table:table-cell office:value-type="float" office:value="0.011452" calcext:value-type="float">
            <text:p>0.011452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eftist Operations</text:p>
          </table:table-cell>
          <table:table-cell/>
          <table:table-cell office:value-type="float" office:value="0.002382" calcext:value-type="float">
            <text:p>0.002382</text:p>
          </table:table-cell>
          <table:table-cell office:value-type="float" office:value="0.002101" calcext:value-type="float">
            <text:p>0.002101</text:p>
          </table:table-cell>
          <table:table-cell office:value-type="float" office:value="0.001756" calcext:value-type="float">
            <text:p>0.001756</text:p>
          </table:table-cell>
          <table:table-cell office:value-type="float" office:value="0.001626" calcext:value-type="float">
            <text:p>0.001626</text:p>
          </table:table-cell>
          <table:table-cell office:value-type="float" office:value="0.001669" calcext:value-type="float">
            <text:p>0.001669</text:p>
          </table:table-cell>
          <table:table-cell office:value-type="float" office:value="0.0020026" calcext:value-type="float">
            <text:p>0.0020026</text:p>
          </table:table-cell>
          <table:table-cell table:number-columns-repeated="2"/>
          <table:table-cell office:value-type="float" office:value="0.0753968" calcext:value-type="float">
            <text:p>0.0753968</text:p>
          </table:table-cell>
          <table:table-cell office:value-type="float" office:value="0.038408" calcext:value-type="float">
            <text:p>0.038408</text:p>
          </table:table-cell>
          <table:table-cell office:value-type="float" office:value="0.0219162" calcext:value-type="float">
            <text:p>0.0219162</text:p>
          </table:table-cell>
          <table:table-cell office:value-type="float" office:value="0.0267436" calcext:value-type="float">
            <text:p>0.0267436</text:p>
          </table:table-cell>
          <table:table-cell/>
          <table:table-cell office:value-type="float" office:value="400" calcext:value-type="float">
            <text:p>40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e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ver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Operations: 100,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kew</text:p>
          </table:table-cell>
          <table:table-cell/>
          <table:table-cell office:value-type="float" office:value="0.019999" calcext:value-type="float">
            <text:p>0.019999</text:p>
          </table:table-cell>
          <table:table-cell office:value-type="float" office:value="0.018341" calcext:value-type="float">
            <text:p>0.018341</text:p>
          </table:table-cell>
          <table:table-cell office:value-type="float" office:value="0.016489" calcext:value-type="float">
            <text:p>0.016489</text:p>
          </table:table-cell>
          <table:table-cell office:value-type="float" office:value="0.014829" calcext:value-type="float">
            <text:p>0.014829</text:p>
          </table:table-cell>
          <table:table-cell office:value-type="float" office:value="0.015111" calcext:value-type="float">
            <text:p>0.015111</text:p>
          </table:table-cell>
          <table:table-cell office:value-type="float" office:value="0.0169538" calcext:value-type="float">
            <text:p>0.0169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ist</text:p>
          </table:table-cell>
          <table:table-cell/>
          <table:table-cell office:value-type="float" office:value="0.01087" calcext:value-type="float">
            <text:p>0.01087</text:p>
          </table:table-cell>
          <table:table-cell office:value-type="float" office:value="0.009935" calcext:value-type="float">
            <text:p>0.009935</text:p>
          </table:table-cell>
          <table:table-cell office:value-type="float" office:value="0.008772" calcext:value-type="float">
            <text:p>0.008772</text:p>
          </table:table-cell>
          <table:table-cell office:value-type="float" office:value="0.008602" calcext:value-type="float">
            <text:p>0.008602</text:p>
          </table:table-cell>
          <table:table-cell office:value-type="float" office:value="0.008673" calcext:value-type="float">
            <text:p>0.008673</text:p>
          </table:table-cell>
          <table:table-cell office:value-type="float" office:value="0.0093704" calcext:value-type="float">
            <text:p>0.0093704</text:p>
          </table:table-cell>
          <table:table-cell office:value-type="string" calcext:value-type="string">
            <text:p>Random Numbers Between 1 – 400,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ew Operations</text:p>
          </table:table-cell>
          <table:table-cell/>
          <table:table-cell office:value-type="float" office:value="0.005157" calcext:value-type="float">
            <text:p>0.005157</text:p>
          </table:table-cell>
          <table:table-cell office:value-type="float" office:value="0.004509" calcext:value-type="float">
            <text:p>0.004509</text:p>
          </table:table-cell>
          <table:table-cell office:value-type="float" office:value="0.004093" calcext:value-type="float">
            <text:p>0.004093</text:p>
          </table:table-cell>
          <table:table-cell office:value-type="float" office:value="0.004014" calcext:value-type="float">
            <text:p>0.004014</text:p>
          </table:table-cell>
          <table:table-cell office:value-type="float" office:value="0.004084" calcext:value-type="float">
            <text:p>0.004084</text:p>
          </table:table-cell>
          <table:table-cell office:value-type="float" office:value="0.0041532" calcext:value-type="float">
            <text:p>0.00415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ist Operations</text:p>
          </table:table-cell>
          <table:table-cell/>
          <table:table-cell office:value-type="float" office:value="0.004568" calcext:value-type="float">
            <text:p>0.004568</text:p>
          </table:table-cell>
          <table:table-cell office:value-type="float" office:value="0.004142" calcext:value-type="float">
            <text:p>0.004142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043714" calcext:value-type="float">
            <text:p>0.0043714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e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ver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Operations: 200,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kew</text:p>
          </table:table-cell>
          <table:table-cell/>
          <table:table-cell office:value-type="float" office:value="0.032247" calcext:value-type="float">
            <text:p>0.032247</text:p>
          </table:table-cell>
          <table:table-cell office:value-type="float" office:value="0.034336" calcext:value-type="float">
            <text:p>0.034336</text:p>
          </table:table-cell>
          <table:table-cell office:value-type="float" office:value="0.032811" calcext:value-type="float">
            <text:p>0.032811</text:p>
          </table:table-cell>
          <table:table-cell office:value-type="float" office:value="0.033164" calcext:value-type="float">
            <text:p>0.033164</text:p>
          </table:table-cell>
          <table:table-cell office:value-type="float" office:value="0.035204" calcext:value-type="float">
            <text:p>0.035204</text:p>
          </table:table-cell>
          <table:table-cell office:value-type="float" office:value="0.0335524" calcext:value-type="float">
            <text:p>0.0335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ist</text:p>
          </table:table-cell>
          <table:table-cell/>
          <table:table-cell office:value-type="float" office:value="0.017319" calcext:value-type="float">
            <text:p>0.017319</text:p>
          </table:table-cell>
          <table:table-cell office:value-type="float" office:value="0.018495" calcext:value-type="float">
            <text:p>0.018495</text:p>
          </table:table-cell>
          <table:table-cell office:value-type="float" office:value="0.017572" calcext:value-type="float">
            <text:p>0.017572</text:p>
          </table:table-cell>
          <table:table-cell office:value-type="float" office:value="0.018138" calcext:value-type="float">
            <text:p>0.018138</text:p>
          </table:table-cell>
          <table:table-cell office:value-type="float" office:value="0.018526" calcext:value-type="float">
            <text:p>0.018526</text:p>
          </table:table-cell>
          <table:table-cell office:value-type="float" office:value="0.01801" calcext:value-type="float">
            <text:p>0.01801</text:p>
          </table:table-cell>
          <table:table-cell office:value-type="string" calcext:value-type="string">
            <text:p>Random Numbers Between 1 – 800,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ew Operations</text:p>
          </table:table-cell>
          <table:table-cell/>
          <table:table-cell office:value-type="float" office:value="0.011326" calcext:value-type="float">
            <text:p>0.011326</text:p>
          </table:table-cell>
          <table:table-cell office:value-type="float" office:value="0.011327" calcext:value-type="float">
            <text:p>0.011327</text:p>
          </table:table-cell>
          <table:table-cell office:value-type="float" office:value="0.011576" calcext:value-type="float">
            <text:p>0.011576</text:p>
          </table:table-cell>
          <table:table-cell office:value-type="float" office:value="0.011371" calcext:value-type="float">
            <text:p>0.011371</text:p>
          </table:table-cell>
          <table:table-cell office:value-type="float" office:value="0.01166" calcext:value-type="float">
            <text:p>0.01166</text:p>
          </table:table-cell>
          <table:table-cell office:value-type="float" office:value="0.0097156" calcext:value-type="float">
            <text:p>0.0097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ist Operations</text:p>
          </table:table-cell>
          <table:table-cell/>
          <table:table-cell office:value-type="float" office:value="0.009544" calcext:value-type="float">
            <text:p>0.009544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09739" calcext:value-type="float">
            <text:p>0.009739</text:p>
          </table:table-cell>
          <table:table-cell office:value-type="float" office:value="0.00969" calcext:value-type="float">
            <text:p>0.00969</text:p>
          </table:table-cell>
          <table:table-cell office:value-type="float" office:value="0.009735" calcext:value-type="float">
            <text:p>0.009735</text:p>
          </table:table-cell>
          <table:table-cell office:value-type="float" office:value="0.011452" calcext:value-type="float">
            <text:p>0.011452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e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ver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Operations: 400,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kew</text:p>
          </table:table-cell>
          <table:table-cell/>
          <table:table-cell office:value-type="float" office:value="0.075853" calcext:value-type="float">
            <text:p>0.075853</text:p>
          </table:table-cell>
          <table:table-cell office:value-type="float" office:value="0.078027" calcext:value-type="float">
            <text:p>0.078027</text:p>
          </table:table-cell>
          <table:table-cell office:value-type="float" office:value="0.0743" calcext:value-type="float">
            <text:p>0.0743</text:p>
          </table:table-cell>
          <table:table-cell office:value-type="float" office:value="0.077684" calcext:value-type="float">
            <text:p>0.077684</text:p>
          </table:table-cell>
          <table:table-cell office:value-type="float" office:value="0.07112" calcext:value-type="float">
            <text:p>0.07112</text:p>
          </table:table-cell>
          <table:table-cell office:value-type="float" office:value="0.0753968" calcext:value-type="float">
            <text:p>0.07539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ist</text:p>
          </table:table-cell>
          <table:table-cell/>
          <table:table-cell office:value-type="float" office:value="0.038034" calcext:value-type="float">
            <text:p>0.038034</text:p>
          </table:table-cell>
          <table:table-cell office:value-type="float" office:value="0.038796" calcext:value-type="float">
            <text:p>0.038796</text:p>
          </table:table-cell>
          <table:table-cell office:value-type="float" office:value="0.038026" calcext:value-type="float">
            <text:p>0.038026</text:p>
          </table:table-cell>
          <table:table-cell office:value-type="float" office:value="0.040276" calcext:value-type="float">
            <text:p>0.040276</text:p>
          </table:table-cell>
          <table:table-cell office:value-type="float" office:value="0.036908" calcext:value-type="float">
            <text:p>0.036908</text:p>
          </table:table-cell>
          <table:table-cell office:value-type="float" office:value="0.038408" calcext:value-type="float">
            <text:p>0.038408</text:p>
          </table:table-cell>
          <table:table-cell office:value-type="string" calcext:value-type="string">
            <text:p>Random Numbers Between 1 – 1,600,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ew Operations</text:p>
          </table:table-cell>
          <table:table-cell/>
          <table:table-cell office:value-type="float" office:value="0.026635" calcext:value-type="float">
            <text:p>0.026635</text:p>
          </table:table-cell>
          <table:table-cell office:value-type="float" office:value="0.026643" calcext:value-type="float">
            <text:p>0.026643</text:p>
          </table:table-cell>
          <table:table-cell office:value-type="float" office:value="0.026781" calcext:value-type="float">
            <text:p>0.026781</text:p>
          </table:table-cell>
          <table:table-cell office:value-type="float" office:value="0.026898" calcext:value-type="float">
            <text:p>0.026898</text:p>
          </table:table-cell>
          <table:table-cell office:value-type="float" office:value="0.026761" calcext:value-type="float">
            <text:p>0.026761</text:p>
          </table:table-cell>
          <table:table-cell office:value-type="float" office:value="0.0219162" calcext:value-type="float">
            <text:p>0.0219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ist Operations</text:p>
          </table:table-cell>
          <table:table-cell/>
          <table:table-cell office:value-type="float" office:value="0.021677" calcext:value-type="float">
            <text:p>0.021677</text:p>
          </table:table-cell>
          <table:table-cell office:value-type="float" office:value="0.021907" calcext:value-type="float">
            <text:p>0.021907</text:p>
          </table:table-cell>
          <table:table-cell office:value-type="float" office:value="0.021878" calcext:value-type="float">
            <text:p>0.021878</text:p>
          </table:table-cell>
          <table:table-cell office:value-type="float" office:value="0.022176" calcext:value-type="float">
            <text:p>0.022176</text:p>
          </table:table-cell>
          <table:table-cell office:value-type="float" office:value="0.021943" calcext:value-type="float">
            <text:p>0.021943</text:p>
          </table:table-cell>
          <table:table-cell office:value-type="float" office:value="0.0267436" calcext:value-type="float">
            <text:p>0.026743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2T21:56:09.752158172</meta:creation-date>
    <dc:date>2014-11-02T23:19:14.832451026</dc:date>
    <meta:editing-duration>PT1H20M7S</meta:editing-duration>
    <meta:editing-cycles>5</meta:editing-cycles>
    <meta:generator>LibreOffice/4.2.6.3$Linux_X86_64 LibreOffice_project/420$Build-3</meta:generator>
    <meta:document-statistic meta:table-count="1" meta:cell-count="1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scatter" chart:style-name="ch1">
        <chart:title svg:x="5.29cm" svg:y="0.316cm" chart:style-name="ch2">
          <text:p>Leftist Heap vs. Skew Heap</text:p>
        </chart:title>
        <chart:legend chart:legend-position="end" svg:x="13.717cm" svg:y="3.954cm" style:legend-expansion="high" chart:style-name="ch3"/>
        <chart:plot-area chart:style-name="ch4" table:cell-range-address="Sheet1.P4:Sheet1.P7 Sheet1.A4:Sheet1.A5 Sheet1.K4:Sheet1.L7" chart:data-source-has-labels="row" svg:x="1.33cm" svg:y="1.635cm" svg:width="11.749cm" svg:height="6.209cm">
          <chartooo:coordinate-region svg:x="2.242cm" svg:y="1.834cm" svg:width="10.557cm" svg:height="5.363cm"/>
          <chart:axis chart:dimension="x" chart:name="primary-x" chart:style-name="ch5">
            <chart:title svg:x="5.136cm" svg:y="8.024cm" chart:style-name="ch6">
              <text:p>Calculations (in thousands)</text:p>
            </chart:title>
          </chart:axis>
          <chart:axis chart:dimension="y" chart:name="primary-y" chart:style-name="ch5">
            <chart:title svg:x="0.451cm" svg:y="5.153cm" chart:style-name="ch7">
              <text:p>Time</text:p>
            </chart:title>
            <chart:grid chart:style-name="ch8" chart:class="major"/>
          </chart:axis>
          <chart:series chart:style-name="ch9" chart:values-cell-range-address="Sheet1.K4:Sheet1.K7" chart:label-cell-address="Sheet1.A4:Sheet1.A4" chart:class="chart:scatter">
            <chart:domain table:cell-range-address="Sheet1.P4:Sheet1.P7"/>
            <chart:data-point chart:repeated="4"/>
          </chart:series>
          <chart:series chart:style-name="ch10" chart:values-cell-range-address="Sheet1.L4:Sheet1.L7" chart:label-cell-address="Sheet1.A5:Sheet1.A5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Skew</text:p>
                <draw:g>
                  <svg:desc>Sheet1.A4:Sheet1.A4</svg:desc>
                </draw:g>
              </table:table-cell>
              <table:table-cell office:value-type="string">
                <text:p>Leftist</text:p>
                <draw:g>
                  <svg:desc>Sheet1.A5:Sheet1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P4:Sheet1.P7</svg:desc>
                </draw:g>
              </table:table-cell>
              <table:table-cell office:value-type="float" office:value="0.0125922">
                <text:p>0.0125922</text:p>
                <draw:g>
                  <svg:desc>Sheet1.K4:Sheet1.K7</svg:desc>
                </draw:g>
              </table:table-cell>
              <table:table-cell office:value-type="float" office:value="0.007261">
                <text:p>0.007261</text:p>
                <draw:g>
                  <svg:desc>Sheet1.L4:Sheet1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169538">
                <text:p>0.0169538</text:p>
              </table:table-cell>
              <table:table-cell office:value-type="float" office:value="0.0093704">
                <text:p>0.0093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335524">
                <text:p>0.0335524</text:p>
              </table:table-cell>
              <table:table-cell office:value-type="float" office:value="0.01801">
                <text:p>0.01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753968">
                <text:p>0.0753968</text:p>
              </table:table-cell>
              <table:table-cell office:value-type="float" office:value="0.038408">
                <text:p>0.0384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scatter" chart:style-name="ch1">
        <chart:title svg:x="5.29cm" svg:y="0.316cm" chart:style-name="ch2">
          <text:p>Leftist Heap vs. Skew Heap</text:p>
        </chart:title>
        <chart:subtitle svg:x="4.854cm" svg:y="1.275cm" chart:style-name="ch3">
          <text:p>with random Insertion and Deletions</text:p>
        </chart:subtitle>
        <chart:legend chart:legend-position="end" svg:x="11.944cm" svg:y="3.954cm" style:legend-expansion="high" chart:style-name="ch4"/>
        <chart:plot-area chart:style-name="ch5" table:cell-range-address="Sheet1.P4:Sheet1.P7 Sheet1.A22:Sheet1.A22 Sheet1.M4:Sheet1.N7 Sheet1.A31:Sheet1.A31" chart:data-source-has-labels="row" svg:x="1.33cm" svg:y="2.318cm" svg:width="9.976cm" svg:height="5.526cm">
          <chartooo:coordinate-region svg:x="2.428cm" svg:y="2.517cm" svg:width="8.598cm" svg:height="4.68cm"/>
          <chart:axis chart:dimension="x" chart:name="primary-x" chart:style-name="ch6">
            <chart:title svg:x="4.25cm" svg:y="8.024cm" chart:style-name="ch7">
              <text:p>Calculations (in thousands)</text:p>
            </chart:title>
          </chart:axis>
          <chart:axis chart:dimension="y" chart:name="primary-y" chart:style-name="ch6">
            <chart:title svg:x="0.451cm" svg:y="5.495cm" chart:style-name="ch8">
              <text:p>Time</text:p>
            </chart:title>
            <chart:grid chart:style-name="ch9" chart:class="major"/>
          </chart:axis>
          <chart:series chart:style-name="ch10" chart:values-cell-range-address="Sheet1.M4:Sheet1.M7" chart:label-cell-address="Sheet1.A22:Sheet1.A22" chart:class="chart:scatter">
            <chart:domain table:cell-range-address="Sheet1.P4:Sheet1.P7"/>
            <chart:data-point chart:repeated="4"/>
          </chart:series>
          <chart:series chart:style-name="ch11" chart:values-cell-range-address="Sheet1.N4:Sheet1.N7" chart:label-cell-address="Sheet1.A31:Sheet1.A31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Skew Operations</text:p>
                <draw:g>
                  <svg:desc>Sheet1.A22:Sheet1.A22</svg:desc>
                </draw:g>
              </table:table-cell>
              <table:table-cell office:value-type="string">
                <text:p>Leftist Operations</text:p>
                <draw:g>
                  <svg:desc>Sheet1.A31:Sheet1.A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P4:Sheet1.P7</svg:desc>
                </draw:g>
              </table:table-cell>
              <table:table-cell office:value-type="float" office:value="0.0019068">
                <text:p>0.0019068</text:p>
                <draw:g>
                  <svg:desc>Sheet1.M4:Sheet1.M7</svg:desc>
                </draw:g>
              </table:table-cell>
              <table:table-cell office:value-type="float" office:value="0.0020026">
                <text:p>0.0020026</text:p>
                <draw:g>
                  <svg:desc>Sheet1.N4:Sheet1.N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41532">
                <text:p>0.0041532</text:p>
              </table:table-cell>
              <table:table-cell office:value-type="float" office:value="0.0043714">
                <text:p>0.0043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097156">
                <text:p>0.0097156</text:p>
              </table:table-cell>
              <table:table-cell office:value-type="float" office:value="0.011452">
                <text:p>0.011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219162">
                <text:p>0.0219162</text:p>
              </table:table-cell>
              <table:table-cell office:value-type="float" office:value="0.0267436">
                <text:p>0.02674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